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ce4"/>
        <table:table-row table:style-name="ro1">
          <table:table-cell table:style-name="ce2" office:value-type="string" calcext:value-type="string">
            <text:p>Date: 20230316-17</text:p>
          </table:table-cell>
          <table:table-cell table:style-name="ce1" table:number-columns-repeated="5"/>
          <table:table-cell table:style-name="ce1" office:value-type="string" calcext:value-type="string">
            <text:p>Unit: Second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GROMACS ALGORITHM</text:p>
          </table:table-cell>
          <table:table-cell table:style-name="ce1" office:value-type="string" calcext:value-type="string">
            <text:p>PARALLELIZATION</text:p>
          </table:table-cell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RUNTIME:1</text:p>
          </table:table-cell>
          <table:table-cell table:style-name="ce1" office:value-type="string" calcext:value-type="string">
            <text:p>RUNTIME:2</text:p>
          </table:table-cell>
          <table:table-cell table:style-name="ce1" office:value-type="string" calcext:value-type="string">
            <text:p>RUNTIME:3</text:p>
          </table:table-cell>
          <table:table-cell table:style-name="ce1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/AVG 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UHPCHN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1.45" calcext:value-type="float">
            <text:p>61.45</text:p>
          </table:table-cell>
          <table:table-cell office:value-type="float" office:value="71.36" calcext:value-type="float">
            <text:p>71.36</text:p>
          </table:table-cell>
          <table:table-cell office:value-type="float" office:value="68.25" calcext:value-type="float">
            <text:p>68.25</text:p>
          </table:table-cell>
          <table:table-cell/>
          <table:table-cell table:formula="of:=AVERAGE([.F4:.H4])" office:value-type="float" office:value="67.02" calcext:value-type="float">
            <text:p>67.02</text:p>
          </table:table-cell>
          <table:table-cell table:formula="of:=100 * STDEV([.F4:.H4])/[.J4]" office:value-type="float" office:value="7.56222741030147" calcext:value-type="float">
            <text:p>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77.141" calcext:value-type="float">
            <text:p>377.141</text:p>
          </table:table-cell>
          <table:table-cell office:value-type="float" office:value="344.09" calcext:value-type="float">
            <text:p>344.09</text:p>
          </table:table-cell>
          <table:table-cell office:value-type="float" office:value="364.53" calcext:value-type="float">
            <text:p>364.53</text:p>
          </table:table-cell>
          <table:table-cell/>
          <table:table-cell table:formula="of:=AVERAGE([.F5:.H5])" office:value-type="float" office:value="361.920333333333" calcext:value-type="float">
            <text:p>361.92</text:p>
          </table:table-cell>
          <table:table-cell table:formula="of:=100 * STDEV([.F5:.H5])/[.J5]" office:value-type="float" office:value="4.60856287952934" calcext:value-type="float">
            <text:p>4.6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VT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78.31" calcext:value-type="float">
            <text:p>578.31</text:p>
          </table:table-cell>
          <table:table-cell office:value-type="float" office:value="581.25" calcext:value-type="float">
            <text:p>581.25</text:p>
          </table:table-cell>
          <table:table-cell office:value-type="float" office:value="589.03" calcext:value-type="float">
            <text:p>589.03</text:p>
          </table:table-cell>
          <table:table-cell/>
          <table:table-cell table:formula="of:=AVERAGE([.F7:.H7])" office:value-type="float" office:value="582.863333333333" calcext:value-type="float">
            <text:p>582.86</text:p>
          </table:table-cell>
          <table:table-cell table:formula="of:=100 * STDEV([.F7:.H7])/[.J7]" office:value-type="float" office:value="0.950327309724734" calcext:value-type="float">
            <text:p>0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PT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DRUN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BUParamShavak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VT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PT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DRUN</text:p>
          </table:table-cell>
          <table:table-cell office:value-type="string" calcext:value-type="string">
            <text:p>Openmp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AR PL UMing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1:43:48.281305054</meta:creation-date>
    <dc:date>2023-03-16T23:37:45.627283784</dc:date>
    <meta:editing-duration>PT3H38M57S</meta:editing-duration>
    <meta:editing-cycles>14</meta:editing-cycles>
    <meta:generator>LibreOffice/7.3.7.2$Linux_X86_64 LibreOffice_project/30$Build-2</meta:generator>
    <meta:document-statistic meta:table-count="1" meta:cell-count="68" meta:object-count="0"/>
  </office:meta>
</office:document-meta>
</file>